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color="#33ff99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color="#ff6600"/>
    </style:style>
  </office:automatic-styles>
  <office:body>
    <office:spreadsheet>
      <table:table table:name="ProbFalseAlarm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Bloom Filter Probability of False Ala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fa ~ (1-exp(-km/n))^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K = # of hash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M = # of elements in the dictionary look 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N = Size of the Bit Vecto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office:value-type="string">
            <text:p>n/m → k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table:formula="of:=(1-EXP(-[.D$11]/[.$C13]))^[.D$11]" office:value-type="float" office:value="0.154818121746176">
            <text:p>0.1548</text:p>
          </table:table-cell>
          <table:table-cell table:style-name="ce2" table:formula="of:=(1-EXP(-[.E$11]/[.$C13]))^[.E$11]" office:value-type="float" office:value="0.146891597660381">
            <text:p>0.1469</text:p>
          </table:table-cell>
          <table:table-cell table:style-name="ce2" table:formula="of:=(1-EXP(-[.F$11]/[.$C13]))^[.F$11]" office:value-type="float" office:value="0.159661300151185">
            <text:p>0.1597</text:p>
          </table:table-cell>
          <table:table-cell table:style-name="ce2" table:formula="of:=(1-EXP(-[.G$11]/[.$C13]))^[.G$11]" office:value-type="float" office:value="0.184907824237146">
            <text:p>0.1849</text:p>
          </table:table-cell>
          <table:table-cell table:style-name="ce2" table:formula="of:=(1-EXP(-[.H$11]/[.$C13]))^[.H$11]" office:value-type="float" office:value="0.219831320095729">
            <text:p>0.2198</text:p>
          </table:table-cell>
          <table:table-cell table:style-name="ce2" table:formula="of:=(1-EXP(-[.I$11]/[.$C13]))^[.I$11]" office:value-type="float" office:value="0.262840454739257">
            <text:p>0.2628</text:p>
          </table:table-cell>
          <table:table-cell table:style-name="ce2" table:formula="of:=(1-EXP(-[.J$11]/[.$C13]))^[.J$11]" office:value-type="float" office:value="0.312450987236131">
            <text:p>0.3125</text:p>
          </table:table-cell>
          <table:table-cell table:style-name="ce2" table:formula="of:=(1-EXP(-[.K$11]/[.$C13]))^[.K$11]" office:value-type="float" office:value="0.366997776082954">
            <text:p>0.3670</text:p>
          </table:table-cell>
          <table:table-cell table:style-name="ce2" table:formula="of:=(1-EXP(-[.L$11]/[.$C13]))^[.L$11]" office:value-type="float" office:value="0.424643690315097">
            <text:p>0.4246</text:p>
          </table:table-cell>
          <table:table-cell table:style-name="ce2" table:formula="of:=(1-EXP(-[.M$11]/[.$C13]))^[.M$11]" office:value-type="float" office:value="0.48350671529807">
            <text:p>0.4835</text:p>
          </table:table-cell>
          <table:table-cell table:style-name="ce2" table:formula="of:=(1-EXP(-[.N$11]/[.$C13]))^[.N$11]" office:value-type="float" office:value="0.541815267065641">
            <text:p>0.541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table:formula="of:=(1-EXP(-[.D$11]/[.$C14]))^[.D$11]" office:value-type="float" office:value="0.108688872045943">
            <text:p>0.1087</text:p>
          </table:table-cell>
          <table:table-cell table:style-name="ce2" table:formula="of:=(1-EXP(-[.E$11]/[.$C14]))^[.E$11]" office:value-type="float" office:value="0.0918488392329404">
            <text:p>0.0918</text:p>
          </table:table-cell>
          <table:table-cell table:style-name="ce2" table:formula="of:=(1-EXP(-[.F$11]/[.$C14]))^[.F$11]" office:value-type="float" office:value="0.0919536423197623">
            <text:p>0.0920</text:p>
          </table:table-cell>
          <table:table-cell table:style-name="ce2" table:formula="of:=(1-EXP(-[.G$11]/[.$C14]))^[.G$11]" office:value-type="float" office:value="0.100925190274861">
            <text:p>0.1009</text:p>
          </table:table-cell>
          <table:table-cell table:style-name="ce2" table:formula="of:=(1-EXP(-[.H$11]/[.$C14]))^[.H$11]" office:value-type="float" office:value="0.116449857405803">
            <text:p>0.1164</text:p>
          </table:table-cell>
          <table:table-cell table:style-name="ce2" table:formula="of:=(1-EXP(-[.I$11]/[.$C14]))^[.I$11]" office:value-type="float" office:value="0.13778170729169">
            <text:p>0.1378</text:p>
          </table:table-cell>
          <table:table-cell table:style-name="ce2" table:formula="of:=(1-EXP(-[.J$11]/[.$C14]))^[.J$11]" office:value-type="float" office:value="0.164616606477314">
            <text:p>0.1646</text:p>
          </table:table-cell>
          <table:table-cell table:style-name="ce2" table:formula="of:=(1-EXP(-[.K$11]/[.$C14]))^[.K$11]" office:value-type="float" office:value="0.196688481584754">
            <text:p>0.1967</text:p>
          </table:table-cell>
          <table:table-cell table:style-name="ce2" table:formula="of:=(1-EXP(-[.L$11]/[.$C14]))^[.L$11]" office:value-type="float" office:value="0.233602440978454">
            <text:p>0.2336</text:p>
          </table:table-cell>
          <table:table-cell table:style-name="ce2" table:formula="of:=(1-EXP(-[.M$11]/[.$C14]))^[.M$11]" office:value-type="float" office:value="0.274774879397356">
            <text:p>0.2748</text:p>
          </table:table-cell>
          <table:table-cell table:style-name="ce2" table:formula="of:=(1-EXP(-[.N$11]/[.$C14]))^[.N$11]" office:value-type="float" office:value="0.31943565882659">
            <text:p>0.319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table:formula="of:=(1-EXP(-[.D$11]/[.$C15]))^[.D$11]" office:value-type="float" office:value="0.0803544978850135">
            <text:p>0.0804</text:p>
          </table:table-cell>
          <table:table-cell table:style-name="ce2" table:formula="of:=(1-EXP(-[.E$11]/[.$C15]))^[.E$11]" office:value-type="float" office:value="0.0609161842279969">
            <text:p>0.0609</text:p>
          </table:table-cell>
          <table:table-cell table:style-name="ce2" table:formula="of:=(1-EXP(-[.F$11]/[.$C15]))^[.F$11]" office:value-type="float" office:value="0.0560566708403433">
            <text:p>0.0561</text:p>
          </table:table-cell>
          <table:table-cell table:style-name="ce2" table:formula="of:=(1-EXP(-[.G$11]/[.$C15]))^[.G$11]" office:value-type="float" office:value="0.057781112738492">
            <text:p>0.0578</text:p>
          </table:table-cell>
          <table:table-cell table:style-name="ce2" table:formula="of:=(1-EXP(-[.H$11]/[.$C15]))^[.H$11]" office:value-type="float" office:value="0.0637968876764238">
            <text:p>0.0638</text:p>
          </table:table-cell>
          <table:table-cell table:style-name="ce2" table:formula="of:=(1-EXP(-[.I$11]/[.$C15]))^[.I$11]" office:value-type="float" office:value="0.0734099444553037">
            <text:p>0.0734</text:p>
          </table:table-cell>
          <table:table-cell table:style-name="ce2" table:formula="of:=(1-EXP(-[.J$11]/[.$C15]))^[.J$11]" office:value-type="float" office:value="0.0864816050098205">
            <text:p>0.0865</text:p>
          </table:table-cell>
          <table:table-cell table:style-name="ce2" table:formula="of:=(1-EXP(-[.K$11]/[.$C15]))^[.K$11]" office:value-type="float" office:value="0.103070492634998">
            <text:p>0.1031</text:p>
          </table:table-cell>
          <table:table-cell table:style-name="ce2" table:formula="of:=(1-EXP(-[.L$11]/[.$C15]))^[.L$11]" office:value-type="float" office:value="0.123274895751861">
            <text:p>0.1233</text:p>
          </table:table-cell>
          <table:table-cell table:style-name="ce2" table:formula="of:=(1-EXP(-[.M$11]/[.$C15]))^[.M$11]" office:value-type="float" office:value="0.147148555982746">
            <text:p>0.1471</text:p>
          </table:table-cell>
          <table:table-cell table:style-name="ce2" table:formula="of:=(1-EXP(-[.N$11]/[.$C15]))^[.N$11]" office:value-type="float" office:value="0.174651713901776">
            <text:p>0.174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2" table:formula="of:=(1-EXP(-[.D$11]/[.$C16]))^[.D$11]" office:value-type="float" office:value="0.0617635358571873">
            <text:p>0.0618</text:p>
          </table:table-cell>
          <table:table-cell table:style-name="ce2" table:formula="of:=(1-EXP(-[.E$11]/[.$C16]))^[.E$11]" office:value-type="float" office:value="0.0423483178081187">
            <text:p>0.0423</text:p>
          </table:table-cell>
          <table:table-cell table:style-name="ce2" table:formula="of:=(1-EXP(-[.F$11]/[.$C16]))^[.F$11]" office:value-type="float" office:value="0.0358989996252029">
            <text:p>0.0359</text:p>
          </table:table-cell>
          <table:table-cell table:style-name="ce2" table:formula="of:=(1-EXP(-[.G$11]/[.$C16]))^[.G$11]" office:value-type="float" office:value="0.0346578422795993">
            <text:p>0.0347</text:p>
          </table:table-cell>
          <table:table-cell table:style-name="ce2" table:formula="of:=(1-EXP(-[.H$11]/[.$C16]))^[.H$11]" office:value-type="float" office:value="0.0363787387090497">
            <text:p>0.0364</text:p>
          </table:table-cell>
          <table:table-cell table:style-name="ce2" table:formula="of:=(1-EXP(-[.I$11]/[.$C16]))^[.I$11]" office:value-type="float" office:value="0.0403273242895438">
            <text:p>0.0403</text:p>
          </table:table-cell>
          <table:table-cell table:style-name="ce2" table:formula="of:=(1-EXP(-[.J$11]/[.$C16]))^[.J$11]" office:value-type="float" office:value="0.0463077406755977">
            <text:p>0.0463</text:p>
          </table:table-cell>
          <table:table-cell table:style-name="ce2" table:formula="of:=(1-EXP(-[.K$11]/[.$C16]))^[.K$11]" office:value-type="float" office:value="0.0543501156640321">
            <text:p>0.0544</text:p>
          </table:table-cell>
          <table:table-cell table:style-name="ce2" table:formula="of:=(1-EXP(-[.L$11]/[.$C16]))^[.L$11]" office:value-type="float" office:value="0.0645846905234932">
            <text:p>0.0646</text:p>
          </table:table-cell>
          <table:table-cell table:style-name="ce2" table:formula="of:=(1-EXP(-[.M$11]/[.$C16]))^[.M$11]" office:value-type="float" office:value="0.0771783799268013">
            <text:p>0.0772</text:p>
          </table:table-cell>
          <table:table-cell table:style-name="ce2" table:formula="of:=(1-EXP(-[.N$11]/[.$C16]))^[.N$11]" office:value-type="float" office:value="0.0922952824146156">
            <text:p>0.09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table:formula="of:=(1-EXP(-[.D$11]/[.$C17]))^[.D$11]" office:value-type="float" office:value="0.0489290935698237">
            <text:p>0.0489</text:p>
          </table:table-cell>
          <table:table-cell table:style-name="ce2" table:formula="of:=(1-EXP(-[.E$11]/[.$C17]))^[.E$11]" office:value-type="float" office:value="0.0305793544917778">
            <text:p>0.0306</text:p>
          </table:table-cell>
          <table:table-cell table:style-name="ce2" table:formula="of:=(1-EXP(-[.F$11]/[.$C17]))^[.F$11]" office:value-type="float" office:value="0.0239686508210136">
            <text:p>0.0240</text:p>
          </table:table-cell>
          <table:table-cell table:style-name="ce2" table:formula="of:=(1-EXP(-[.G$11]/[.$C17]))^[.G$11]" office:value-type="float" office:value="0.0216792170537517">
            <text:p>0.0217</text:p>
          </table:table-cell>
          <table:table-cell table:style-name="ce2" table:formula="of:=(1-EXP(-[.H$11]/[.$C17]))^[.H$11]" office:value-type="float" office:value="0.0215771414632193">
            <text:p>0.0216</text:p>
          </table:table-cell>
          <table:table-cell table:style-name="ce2" table:formula="of:=(1-EXP(-[.I$11]/[.$C17]))^[.I$11]" office:value-type="float" office:value="0.022929748877108">
            <text:p>0.0229</text:p>
          </table:table-cell>
          <table:table-cell table:style-name="ce2" table:formula="of:=(1-EXP(-[.J$11]/[.$C17]))^[.J$11]" office:value-type="float" office:value="0.0254917307659669">
            <text:p>0.0255</text:p>
          </table:table-cell>
          <table:table-cell table:style-name="ce2" table:formula="of:=(1-EXP(-[.K$11]/[.$C17]))^[.K$11]" office:value-type="float" office:value="0.0292244171051153">
            <text:p>0.0292</text:p>
          </table:table-cell>
          <table:table-cell table:style-name="ce2" table:formula="of:=(1-EXP(-[.L$11]/[.$C17]))^[.L$11]" office:value-type="float" office:value="0.0341909034641153">
            <text:p>0.0342</text:p>
          </table:table-cell>
          <table:table-cell table:style-name="ce2" table:formula="of:=(1-EXP(-[.M$11]/[.$C17]))^[.M$11]" office:value-type="float" office:value="0.0405090755275865">
            <text:p>0.0405</text:p>
          </table:table-cell>
          <table:table-cell table:style-name="ce2" table:formula="of:=(1-EXP(-[.N$11]/[.$C17]))^[.N$11]" office:value-type="float" office:value="0.0483258092950309">
            <text:p>0.048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table:formula="of:=(1-EXP(-[.D$11]/[.$C18]))^[.D$11]" office:value-type="float" office:value="0.0397055825963385">
            <text:p>0.0397</text:p>
          </table:table-cell>
          <table:table-cell table:style-name="ce2" table:formula="of:=(1-EXP(-[.E$11]/[.$C18]))^[.E$11]" office:value-type="float" office:value="0.022777984204966">
            <text:p>0.0228</text:p>
          </table:table-cell>
          <table:table-cell table:style-name="ce2" table:formula="of:=(1-EXP(-[.F$11]/[.$C18]))^[.F$11]" office:value-type="float" office:value="0.0165769522664653">
            <text:p>0.0166</text:p>
          </table:table-cell>
          <table:table-cell table:style-name="ce2" table:formula="of:=(1-EXP(-[.G$11]/[.$C18]))^[.G$11]" office:value-type="float" office:value="0.0140703381036365">
            <text:p>0.0141</text:p>
          </table:table-cell>
          <table:table-cell table:style-name="ce2" table:formula="of:=(1-EXP(-[.H$11]/[.$C18]))^[.H$11]" office:value-type="float" office:value="0.0132721399553384">
            <text:p>0.0133</text:p>
          </table:table-cell>
          <table:table-cell table:style-name="ce2" table:formula="of:=(1-EXP(-[.I$11]/[.$C18]))^[.I$11]" office:value-type="float" office:value="0.0134892270493822">
            <text:p>0.0135</text:p>
          </table:table-cell>
          <table:table-cell table:style-name="ce2" table:formula="of:=(1-EXP(-[.J$11]/[.$C18]))^[.J$11]" office:value-type="float" office:value="0.0144630511798013">
            <text:p>0.0145</text:p>
          </table:table-cell>
          <table:table-cell table:style-name="ce2" table:formula="of:=(1-EXP(-[.K$11]/[.$C18]))^[.K$11]" office:value-type="float" office:value="0.0161138470972901">
            <text:p>0.0161</text:p>
          </table:table-cell>
          <table:table-cell table:style-name="ce2" table:formula="of:=(1-EXP(-[.L$11]/[.$C18]))^[.L$11]" office:value-type="float" office:value="0.0184491319919087">
            <text:p>0.0184</text:p>
          </table:table-cell>
          <table:table-cell table:style-name="ce2" table:formula="of:=(1-EXP(-[.M$11]/[.$C18]))^[.M$11]" office:value-type="float" office:value="0.0215258583425016">
            <text:p>0.0215</text:p>
          </table:table-cell>
          <table:table-cell table:style-name="ce2" table:formula="of:=(1-EXP(-[.N$11]/[.$C18]))^[.N$11]" office:value-type="float" office:value="0.0254322984619253">
            <text:p>0.025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table:formula="of:=(1-EXP(-[.D$11]/[.$C19]))^[.D$11]" office:value-type="float" office:value="0.0328585398796756">
            <text:p>0.0329</text:p>
          </table:table-cell>
          <table:table-cell table:style-name="ce2" table:formula="of:=(1-EXP(-[.E$11]/[.$C19]))^[.E$11]" office:value-type="float" office:value="0.0174105864963266">
            <text:p>0.0174</text:p>
          </table:table-cell>
          <table:table-cell table:style-name="ce2" table:formula="of:=(1-EXP(-[.F$11]/[.$C19]))^[.F$11]" office:value-type="float" office:value="0.0118132709066194">
            <text:p>0.0118</text:p>
          </table:table-cell>
          <table:table-cell table:style-name="ce3" table:formula="of:=(1-EXP(-[.G$11]/[.$C19]))^[.G$11]" office:value-type="float" office:value="0.00943092922612247">
            <text:p>0.0094</text:p>
          </table:table-cell>
          <table:table-cell table:style-name="ce3" table:formula="of:=(1-EXP(-[.H$11]/[.$C19]))^[.H$11]" office:value-type="float" office:value="0.00843620926843853">
            <text:p>0.0084</text:p>
          </table:table-cell>
          <table:table-cell table:style-name="ce3" table:formula="of:=(1-EXP(-[.I$11]/[.$C19]))^[.I$11]" office:value-type="float" office:value="0.00819372206586242">
            <text:p>0.0082</text:p>
          </table:table-cell>
          <table:table-cell table:style-name="ce3" table:formula="of:=(1-EXP(-[.J$11]/[.$C19]))^[.J$11]" office:value-type="float" office:value="0.00845547233587078">
            <text:p>0.0085</text:p>
          </table:table-cell>
          <table:table-cell table:style-name="ce3" table:formula="of:=(1-EXP(-[.K$11]/[.$C19]))^[.K$11]" office:value-type="float" office:value="0.00912699305680986">
            <text:p>0.0091</text:p>
          </table:table-cell>
          <table:table-cell table:style-name="ce2" table:formula="of:=(1-EXP(-[.L$11]/[.$C19]))^[.L$11]" office:value-type="float" office:value="0.010185894032017">
            <text:p>0.0102</text:p>
          </table:table-cell>
          <table:table-cell table:style-name="ce2" table:formula="of:=(1-EXP(-[.M$11]/[.$C19]))^[.M$11]" office:value-type="float" office:value="0.011649503554673">
            <text:p>0.0116</text:p>
          </table:table-cell>
          <table:table-cell table:style-name="ce2" table:formula="of:=(1-EXP(-[.N$11]/[.$C19]))^[.N$11]" office:value-type="float" office:value="0.0135605692898318">
            <text:p>0.01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table:formula="of:=(1-EXP(-[.D$11]/[.$C20]))^[.D$11]" office:value-type="float" office:value="0.0276380922485176">
            <text:p>0.0276</text:p>
          </table:table-cell>
          <table:table-cell table:style-name="ce2" table:formula="of:=(1-EXP(-[.E$11]/[.$C20]))^[.E$11]" office:value-type="float" office:value="0.0136005085038233">
            <text:p>0.0136</text:p>
          </table:table-cell>
          <table:table-cell table:style-name="ce3" table:formula="of:=(1-EXP(-[.F$11]/[.$C20]))^[.F$11]" office:value-type="float" office:value="0.0086373276777016">
            <text:p>0.0086</text:p>
          </table:table-cell>
          <table:table-cell table:style-name="ce2" table:formula="of:=(1-EXP(-[.G$11]/[.$C20]))^[.G$11]" office:value-type="float" office:value="0.00650177390639116">
            <text:p>0.0065</text:p>
          </table:table-cell>
          <table:table-cell table:style-name="ce2" table:formula="of:=(1-EXP(-[.H$11]/[.$C20]))^[.H$11]" office:value-type="float" office:value="0.00552218402602602">
            <text:p>0.0055</text:p>
          </table:table-cell>
          <table:table-cell table:style-name="ce2" table:formula="of:=(1-EXP(-[.I$11]/[.$C20]))^[.I$11]" office:value-type="float" office:value="0.00512588701143493">
            <text:p>0.0051</text:p>
          </table:table-cell>
          <table:table-cell table:style-name="ce2" table:formula="of:=(1-EXP(-[.J$11]/[.$C20]))^[.J$11]" office:value-type="float" office:value="0.00508641064362711">
            <text:p>0.0051</text:p>
          </table:table-cell>
          <table:table-cell table:style-name="ce2" table:formula="of:=(1-EXP(-[.K$11]/[.$C20]))^[.K$11]" office:value-type="float" office:value="0.00530976830577763">
            <text:p>0.0053</text:p>
          </table:table-cell>
          <table:table-cell table:style-name="ce3" table:formula="of:=(1-EXP(-[.L$11]/[.$C20]))^[.L$11]" office:value-type="float" office:value="0.00576157350104004">
            <text:p>0.0058</text:p>
          </table:table-cell>
          <table:table-cell table:style-name="ce3" table:formula="of:=(1-EXP(-[.M$11]/[.$C20]))^[.M$11]" office:value-type="float" office:value="0.00643871302768703">
            <text:p>0.0064</text:p>
          </table:table-cell>
          <table:table-cell table:style-name="ce3" table:formula="of:=(1-EXP(-[.N$11]/[.$C20]))^[.N$11]" office:value-type="float" office:value="0.00735725123789308">
            <text:p>0.007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2" table:formula="of:=(1-EXP(-[.D$11]/[.$C21]))^[.D$11]" office:value-type="float" office:value="0.0235678607925611">
            <text:p>0.0236</text:p>
          </table:table-cell>
          <table:table-cell table:style-name="ce2" table:formula="of:=(1-EXP(-[.E$11]/[.$C21]))^[.E$11]" office:value-type="float" office:value="0.010823077182671">
            <text:p>0.0108</text:p>
          </table:table-cell>
          <table:table-cell table:style-name="ce2" table:formula="of:=(1-EXP(-[.F$11]/[.$C21]))^[.F$11]" office:value-type="float" office:value="0.00645684533035264">
            <text:p>0.0065</text:p>
          </table:table-cell>
          <table:table-cell table:style-name="ce2" table:formula="of:=(1-EXP(-[.G$11]/[.$C21]))^[.G$11]" office:value-type="float" office:value="0.0045945082103487">
            <text:p>0.0046</text:p>
          </table:table-cell>
          <table:table-cell table:style-name="ce2" table:formula="of:=(1-EXP(-[.H$11]/[.$C21]))^[.H$11]" office:value-type="float" office:value="0.00371078150089925">
            <text:p>0.0037</text:p>
          </table:table-cell>
          <table:table-cell table:style-name="ce2" table:formula="of:=(1-EXP(-[.I$11]/[.$C21]))^[.I$11]" office:value-type="float" office:value="0.00329392832184803">
            <text:p>0.0033</text:p>
          </table:table-cell>
          <table:table-cell table:style-name="ce2" table:formula="of:=(1-EXP(-[.J$11]/[.$C21]))^[.J$11]" office:value-type="float" office:value="0.00314235034570259">
            <text:p>0.0031</text:p>
          </table:table-cell>
          <table:table-cell table:style-name="ce2" table:formula="of:=(1-EXP(-[.K$11]/[.$C21]))^[.K$11]" office:value-type="float" office:value="0.00316950078247633">
            <text:p>0.0032</text:p>
          </table:table-cell>
          <table:table-cell table:style-name="ce2" table:formula="of:=(1-EXP(-[.L$11]/[.$C21]))^[.L$11]" office:value-type="float" office:value="0.00333865698929832">
            <text:p>0.0033</text:p>
          </table:table-cell>
          <table:table-cell table:style-name="ce2" table:formula="of:=(1-EXP(-[.M$11]/[.$C21]))^[.M$11]" office:value-type="float" office:value="0.00363798300764397">
            <text:p>0.0036</text:p>
          </table:table-cell>
          <table:table-cell table:style-name="ce2" table:formula="of:=(1-EXP(-[.N$11]/[.$C21]))^[.N$11]" office:value-type="float" office:value="0.00407004287719824">
            <text:p>0.004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2" table:formula="of:=(1-EXP(-[.D$11]/[.$C22]))^[.D$11]" office:value-type="float" office:value="0.020333642270802">
            <text:p>0.0203</text:p>
          </table:table-cell>
          <table:table-cell table:style-name="ce3" table:formula="of:=(1-EXP(-[.E$11]/[.$C22]))^[.E$11]" office:value-type="float" office:value="0.00875166597573542">
            <text:p>0.0088</text:p>
          </table:table-cell>
          <table:table-cell table:style-name="ce2" table:formula="of:=(1-EXP(-[.F$11]/[.$C22]))^[.F$11]" office:value-type="float" office:value="0.0049210274530353">
            <text:p>0.0049</text:p>
          </table:table-cell>
          <table:table-cell table:style-name="ce2" table:formula="of:=(1-EXP(-[.G$11]/[.$C22]))^[.G$11]" office:value-type="float" office:value="0.00331825894229346">
            <text:p>0.0033</text:p>
          </table:table-cell>
          <table:table-cell table:style-name="ce2" table:formula="of:=(1-EXP(-[.H$11]/[.$C22]))^[.H$11]" office:value-type="float" office:value="0.00255272339346146">
            <text:p>0.0026</text:p>
          </table:table-cell>
          <table:table-cell table:style-name="ce2" table:formula="of:=(1-EXP(-[.I$11]/[.$C22]))^[.I$11]" office:value-type="float" office:value="0.00216891733575653">
            <text:p>0.0022</text:p>
          </table:table-cell>
          <table:table-cell table:style-name="ce2" table:formula="of:=(1-EXP(-[.J$11]/[.$C22]))^[.J$11]" office:value-type="float" office:value="0.00198971426485634">
            <text:p>0.0020</text:p>
          </table:table-cell>
          <table:table-cell table:style-name="ce2" table:formula="of:=(1-EXP(-[.K$11]/[.$C22]))^[.K$11]" office:value-type="float" office:value="0.00193841167144781">
            <text:p>0.0019</text:p>
          </table:table-cell>
          <table:table-cell table:style-name="ce2" table:formula="of:=(1-EXP(-[.L$11]/[.$C22]))^[.L$11]" office:value-type="float" office:value="0.00198040760248756">
            <text:p>0.0020</text:p>
          </table:table-cell>
          <table:table-cell table:style-name="ce2" table:formula="of:=(1-EXP(-[.M$11]/[.$C22]))^[.M$11]" office:value-type="float" office:value="0.00210125342890127">
            <text:p>0.0021</text:p>
          </table:table-cell>
          <table:table-cell table:style-name="ce2" table:formula="of:=(1-EXP(-[.N$11]/[.$C22]))^[.N$11]" office:value-type="float" office:value="0.00229752376482013">
            <text:p>0.00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table:formula="of:=(1-EXP(-[.D$11]/[.$C23]))^[.D$11]" office:value-type="float" office:value="0.0177214935749227">
            <text:p>0.0177</text:p>
          </table:table-cell>
          <table:table-cell table:style-name="ce2" table:formula="of:=(1-EXP(-[.E$11]/[.$C23]))^[.E$11]" office:value-type="float" office:value="0.00717590715121914">
            <text:p>0.0072</text:p>
          </table:table-cell>
          <table:table-cell table:style-name="ce2" table:formula="of:=(1-EXP(-[.F$11]/[.$C23]))^[.F$11]" office:value-type="float" office:value="0.00381473436158206">
            <text:p>0.0038</text:p>
          </table:table-cell>
          <table:table-cell table:style-name="ce2" table:formula="of:=(1-EXP(-[.G$11]/[.$C23]))^[.G$11]" office:value-type="float" office:value="0.00244329122050551">
            <text:p>0.0024</text:p>
          </table:table-cell>
          <table:table-cell table:style-name="ce2" table:formula="of:=(1-EXP(-[.H$11]/[.$C23]))^[.H$11]" office:value-type="float" office:value="0.00179338002117743">
            <text:p>0.0018</text:p>
          </table:table-cell>
          <table:table-cell table:style-name="ce2" table:formula="of:=(1-EXP(-[.I$11]/[.$C23]))^[.I$11]" office:value-type="float" office:value="0.00146007874910939">
            <text:p>0.0015</text:p>
          </table:table-cell>
          <table:table-cell table:style-name="ce2" table:formula="of:=(1-EXP(-[.J$11]/[.$C23]))^[.J$11]" office:value-type="float" office:value="0.00128873817409032">
            <text:p>0.0013</text:p>
          </table:table-cell>
          <table:table-cell table:style-name="ce2" table:formula="of:=(1-EXP(-[.K$11]/[.$C23]))^[.K$11]" office:value-type="float" office:value="0.0012126979841213">
            <text:p>0.0012</text:p>
          </table:table-cell>
          <table:table-cell table:style-name="ce2" table:formula="of:=(1-EXP(-[.L$11]/[.$C23]))^[.L$11]" office:value-type="float" office:value="0.00120116603147758">
            <text:p>0.0012</text:p>
          </table:table-cell>
          <table:table-cell table:style-name="ce2" table:formula="of:=(1-EXP(-[.M$11]/[.$C23]))^[.M$11]" office:value-type="float" office:value="0.00123992786908124">
            <text:p>0.0012</text:p>
          </table:table-cell>
          <table:table-cell table:style-name="ce2" table:formula="of:=(1-EXP(-[.N$11]/[.$C23]))^[.N$11]" office:value-type="float" office:value="0.00132341263006131">
            <text:p>0.001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2" table:formula="of:=(1-EXP(-[.D$11]/[.$C24]))^[.D$11]" office:value-type="float" office:value="0.0155817002787538">
            <text:p>0.0156</text:p>
          </table:table-cell>
          <table:table-cell table:style-name="ce2" table:formula="of:=(1-EXP(-[.E$11]/[.$C24]))^[.E$11]" office:value-type="float" office:value="0.0059562427789459">
            <text:p>0.0060</text:p>
          </table:table-cell>
          <table:table-cell table:style-name="ce2" table:formula="of:=(1-EXP(-[.F$11]/[.$C24]))^[.F$11]" office:value-type="float" office:value="0.00300189399812192">
            <text:p>0.0030</text:p>
          </table:table-cell>
          <table:table-cell table:style-name="ce2" table:formula="of:=(1-EXP(-[.G$11]/[.$C24]))^[.G$11]" office:value-type="float" office:value="0.00183031348362281">
            <text:p>0.0018</text:p>
          </table:table-cell>
          <table:table-cell table:style-name="ce2" table:formula="of:=(1-EXP(-[.H$11]/[.$C24]))^[.H$11]" office:value-type="float" office:value="0.00128397109001361">
            <text:p>0.0013</text:p>
          </table:table-cell>
          <table:table-cell table:style-name="ce2" table:formula="of:=(1-EXP(-[.I$11]/[.$C24]))^[.I$11]" office:value-type="float" office:value="0.00100284927383651">
            <text:p>0.0010</text:p>
          </table:table-cell>
          <table:table-cell table:style-name="ce4" table:formula="of:=(1-EXP(-[.J$11]/[.$C24]))^[.J$11]" office:value-type="float" office:value="0.00085226629190931">
            <text:p>0.0009</text:p>
          </table:table-cell>
          <table:table-cell table:style-name="ce4" table:formula="of:=(1-EXP(-[.K$11]/[.$C24]))^[.K$11]" office:value-type="float" office:value="0.000774856028832253">
            <text:p>0.0008</text:p>
          </table:table-cell>
          <table:table-cell table:style-name="ce4" table:formula="of:=(1-EXP(-[.L$11]/[.$C24]))^[.L$11]" office:value-type="float" office:value="0.000743991980823371">
            <text:p>0.0007</text:p>
          </table:table-cell>
          <table:table-cell table:style-name="ce4" table:formula="of:=(1-EXP(-[.M$11]/[.$C24]))^[.M$11]" office:value-type="float" office:value="0.000746846165547439">
            <text:p>0.0007</text:p>
          </table:table-cell>
          <table:table-cell table:style-name="ce4" table:formula="of:=(1-EXP(-[.N$11]/[.$C24]))^[.N$11]" office:value-type="float" office:value="0.000777511478817307">
            <text:p>0.000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2" table:formula="of:=(1-EXP(-[.D$11]/[.$C25]))^[.D$11]" office:value-type="float" office:value="0.0138069779022141">
            <text:p>0.0138</text:p>
          </table:table-cell>
          <table:table-cell table:style-name="ce2" table:formula="of:=(1-EXP(-[.E$11]/[.$C25]))^[.E$11]" office:value-type="float" office:value="0.00499765710079256">
            <text:p>0.0050</text:p>
          </table:table-cell>
          <table:table-cell table:style-name="ce2" table:formula="of:=(1-EXP(-[.F$11]/[.$C25]))^[.F$11]" office:value-type="float" office:value="0.00239405619756456">
            <text:p>0.0024</text:p>
          </table:table-cell>
          <table:table-cell table:style-name="ce2" table:formula="of:=(1-EXP(-[.G$11]/[.$C25]))^[.G$11]" office:value-type="float" office:value="0.00139247083855621">
            <text:p>0.0014</text:p>
          </table:table-cell>
          <table:table-cell table:style-name="ce4" table:formula="of:=(1-EXP(-[.H$11]/[.$C25]))^[.H$11]" office:value-type="float" office:value="0.00093509692113381">
            <text:p>0.0009</text:p>
          </table:table-cell>
          <table:table-cell table:style-name="ce4" table:formula="of:=(1-EXP(-[.I$11]/[.$C25]))^[.I$11]" office:value-type="float" office:value="0.000701519426158508">
            <text:p>0.0007</text:p>
          </table:table-cell>
          <table:table-cell table:style-name="ce2" table:formula="of:=(1-EXP(-[.J$11]/[.$C25]))^[.J$11]" office:value-type="float" office:value="0.000574496222179676">
            <text:p>0.0006</text:p>
          </table:table-cell>
          <table:table-cell table:style-name="ce2" table:formula="of:=(1-EXP(-[.K$11]/[.$C25]))^[.K$11]" office:value-type="float" office:value="0.00050488178194274">
            <text:p>0.0005</text:p>
          </table:table-cell>
          <table:table-cell table:style-name="ce2" table:formula="of:=(1-EXP(-[.L$11]/[.$C25]))^[.L$11]" office:value-type="float" office:value="0.000469988452063679">
            <text:p>0.0005</text:p>
          </table:table-cell>
          <table:table-cell table:style-name="ce2" table:formula="of:=(1-EXP(-[.M$11]/[.$C25]))^[.M$11]" office:value-type="float" office:value="0.000458710730814628">
            <text:p>0.0005</text:p>
          </table:table-cell>
          <table:table-cell table:style-name="ce2" table:formula="of:=(1-EXP(-[.N$11]/[.$C25]))^[.N$11]" office:value-type="float" office:value="0.000465573033723776">
            <text:p>0.000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2" table:formula="of:=(1-EXP(-[.D$11]/[.$C26]))^[.D$11]" office:value-type="float" office:value="0.0123188321759469">
            <text:p>0.0123</text:p>
          </table:table-cell>
          <table:table-cell table:style-name="ce2" table:formula="of:=(1-EXP(-[.E$11]/[.$C26]))^[.E$11]" office:value-type="float" office:value="0.00423396096943332">
            <text:p>0.0042</text:p>
          </table:table-cell>
          <table:table-cell table:style-name="ce2" table:formula="of:=(1-EXP(-[.F$11]/[.$C26]))^[.F$11]" office:value-type="float" office:value="0.00193230594310934">
            <text:p>0.0019</text:p>
          </table:table-cell>
          <table:table-cell table:style-name="ce2" table:formula="of:=(1-EXP(-[.G$11]/[.$C26]))^[.G$11]" office:value-type="float" office:value="0.00107421798829241">
            <text:p>0.0011</text:p>
          </table:table-cell>
          <table:table-cell table:style-name="ce2" table:formula="of:=(1-EXP(-[.H$11]/[.$C26]))^[.H$11]" office:value-type="float" office:value="0.000691645391790774">
            <text:p>0.0007</text:p>
          </table:table-cell>
          <table:table-cell table:style-name="ce2" table:formula="of:=(1-EXP(-[.I$11]/[.$C26]))^[.I$11]" office:value-type="float" office:value="0.000498994049982375">
            <text:p>0.0005</text:p>
          </table:table-cell>
          <table:table-cell table:style-name="ce2" table:formula="of:=(1-EXP(-[.J$11]/[.$C26]))^[.J$11]" office:value-type="float" office:value="0.000394123854136141">
            <text:p>0.0004</text:p>
          </table:table-cell>
          <table:table-cell table:style-name="ce2" table:formula="of:=(1-EXP(-[.K$11]/[.$C26]))^[.K$11]" office:value-type="float" office:value="0.000334995843498956">
            <text:p>0.0003</text:p>
          </table:table-cell>
          <table:table-cell table:style-name="ce2" table:formula="of:=(1-EXP(-[.L$11]/[.$C26]))^[.L$11]" office:value-type="float" office:value="0.000302418987637871">
            <text:p>0.0003</text:p>
          </table:table-cell>
          <table:table-cell table:style-name="ce2" table:formula="of:=(1-EXP(-[.M$11]/[.$C26]))^[.M$11]" office:value-type="float" office:value="0.000286982279178727">
            <text:p>0.0003</text:p>
          </table:table-cell>
          <table:table-cell table:style-name="ce2" table:formula="of:=(1-EXP(-[.N$11]/[.$C26]))^[.N$11]" office:value-type="float" office:value="0.000283906424542671">
            <text:p>0.00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table:formula="of:=(1-EXP(-[.D$11]/[.$C27]))^[.D$11]" office:value-type="float" office:value="0.0110587692880685">
            <text:p>0.0111</text:p>
          </table:table-cell>
          <table:table-cell table:style-name="ce2" table:formula="of:=(1-EXP(-[.E$11]/[.$C27]))^[.E$11]" office:value-type="float" office:value="0.0036180973368921">
            <text:p>0.0036</text:p>
          </table:table-cell>
          <table:table-cell table:style-name="ce2" table:formula="of:=(1-EXP(-[.F$11]/[.$C27]))^[.F$11]" office:value-type="float" office:value="0.00157653328931466">
            <text:p>0.0016</text:p>
          </table:table-cell>
          <table:table-cell table:style-name="ce4" table:formula="of:=(1-EXP(-[.G$11]/[.$C27]))^[.G$11]" office:value-type="float" office:value="0.000839210580945471">
            <text:p>0.0008</text:p>
          </table:table-cell>
          <table:table-cell table:style-name="ce2" table:formula="of:=(1-EXP(-[.H$11]/[.$C27]))^[.H$11]" office:value-type="float" office:value="0.000518836564441681">
            <text:p>0.0005</text:p>
          </table:table-cell>
          <table:table-cell table:style-name="ce2" table:formula="of:=(1-EXP(-[.I$11]/[.$C27]))^[.I$11]" office:value-type="float" office:value="0.000360402985277593">
            <text:p>0.0004</text:p>
          </table:table-cell>
          <table:table-cell table:style-name="ce2" table:formula="of:=(1-EXP(-[.J$11]/[.$C27]))^[.J$11]" office:value-type="float" office:value="0.000274795346444668">
            <text:p>0.0003</text:p>
          </table:table-cell>
          <table:table-cell table:style-name="ce2" table:formula="of:=(1-EXP(-[.K$11]/[.$C27]))^[.K$11]" office:value-type="float" office:value="0.000226046649538622">
            <text:p>0.0002</text:p>
          </table:table-cell>
          <table:table-cell table:style-name="ce2" table:formula="of:=(1-EXP(-[.L$11]/[.$C27]))^[.L$11]" office:value-type="float" office:value="0.000197974414350646">
            <text:p>0.0002</text:p>
          </table:table-cell>
          <table:table-cell table:style-name="ce2" table:formula="of:=(1-EXP(-[.M$11]/[.$C27]))^[.M$11]" office:value-type="float" office:value="0.000182691007887069">
            <text:p>0.0002</text:p>
          </table:table-cell>
          <table:table-cell table:style-name="ce2" table:formula="of:=(1-EXP(-[.N$11]/[.$C27]))^[.N$11]" office:value-type="float" office:value="0.000176149698994089">
            <text:p>0.000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3" table:formula="of:=(1-EXP(-[.D$11]/[.$C28]))^[.D$11]" office:value-type="float" office:value="0.00998248242790824">
            <text:p>0.0100</text:p>
          </table:table-cell>
          <table:table-cell table:style-name="ce2" table:formula="of:=(1-EXP(-[.E$11]/[.$C28]))^[.E$11]" office:value-type="float" office:value="0.0031159958573496">
            <text:p>0.0031</text:p>
          </table:table-cell>
          <table:table-cell table:style-name="ce2" table:formula="of:=(1-EXP(-[.F$11]/[.$C28]))^[.F$11]" office:value-type="float" office:value="0.00129888777048685">
            <text:p>0.0013</text:p>
          </table:table-cell>
          <table:table-cell table:style-name="ce2" table:formula="of:=(1-EXP(-[.G$11]/[.$C28]))^[.G$11]" office:value-type="float" office:value="0.0006631688852494">
            <text:p>0.0007</text:p>
          </table:table-cell>
          <table:table-cell table:style-name="ce2" table:formula="of:=(1-EXP(-[.H$11]/[.$C28]))^[.H$11]" office:value-type="float" office:value="0.000394246023622867">
            <text:p>0.0004</text:p>
          </table:table-cell>
          <table:table-cell table:style-name="ce2" table:formula="of:=(1-EXP(-[.I$11]/[.$C28]))^[.I$11]" office:value-type="float" office:value="0.000263981621087473">
            <text:p>0.0003</text:p>
          </table:table-cell>
          <table:table-cell table:style-name="ce2" table:formula="of:=(1-EXP(-[.J$11]/[.$C28]))^[.J$11]" office:value-type="float" office:value="0.000194479853559386">
            <text:p>0.0002</text:p>
          </table:table-cell>
          <table:table-cell table:style-name="ce2" table:formula="of:=(1-EXP(-[.K$11]/[.$C28]))^[.K$11]" office:value-type="float" office:value="0.000154932029049169">
            <text:p>0.0002</text:p>
          </table:table-cell>
          <table:table-cell table:style-name="ce2" table:formula="of:=(1-EXP(-[.L$11]/[.$C28]))^[.L$11]" office:value-type="float" office:value="0.000131702765561226">
            <text:p>0.0001</text:p>
          </table:table-cell>
          <table:table-cell table:style-name="ce2" table:formula="of:=(1-EXP(-[.M$11]/[.$C28]))^[.M$11]" office:value-type="float" office:value="0.000118216374118926">
            <text:p>0.0001</text:p>
          </table:table-cell>
          <table:table-cell table:style-name="ce2" table:formula="of:=(1-EXP(-[.N$11]/[.$C28]))^[.N$11]" office:value-type="float" office:value="0.000111100599518255">
            <text:p>0.000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table:formula="of:=(1-EXP(-[.D$11]/[.$C29]))^[.D$11]" office:value-type="float" office:value="0.00905591700606272">
            <text:p>0.0091</text:p>
          </table:table-cell>
          <table:table-cell table:style-name="ce2" table:formula="of:=(1-EXP(-[.E$11]/[.$C29]))^[.E$11]" office:value-type="float" office:value="0.00270258114820688">
            <text:p>0.0027</text:p>
          </table:table-cell>
          <table:table-cell table:style-name="ce4" table:formula="of:=(1-EXP(-[.F$11]/[.$C29]))^[.F$11]" office:value-type="float" office:value="0.00107968364302423">
            <text:p>0.0011</text:p>
          </table:table-cell>
          <table:table-cell table:style-name="ce2" table:formula="of:=(1-EXP(-[.G$11]/[.$C29]))^[.G$11]" office:value-type="float" office:value="0.000529563356184331">
            <text:p>0.0005</text:p>
          </table:table-cell>
          <table:table-cell table:style-name="ce2" table:formula="of:=(1-EXP(-[.H$11]/[.$C29]))^[.H$11]" office:value-type="float" office:value="0.00030312852214607">
            <text:p>0.0003</text:p>
          </table:table-cell>
          <table:table-cell table:style-name="ce2" table:formula="of:=(1-EXP(-[.I$11]/[.$C29]))^[.I$11]" office:value-type="float" office:value="0.000195869466550248">
            <text:p>0.0002</text:p>
          </table:table-cell>
          <table:table-cell table:style-name="ce2" table:formula="of:=(1-EXP(-[.J$11]/[.$C29]))^[.J$11]" office:value-type="float" office:value="0.00013955336951318">
            <text:p>0.0001</text:p>
          </table:table-cell>
          <table:table-cell table:style-name="ce2" table:formula="of:=(1-EXP(-[.K$11]/[.$C29]))^[.K$11]" office:value-type="float" office:value="0.000107743247392474">
            <text:p>0.0001</text:p>
          </table:table-cell>
          <table:table-cell table:style-name="ce2" table:formula="of:=(1-EXP(-[.L$11]/[.$C29]))^[.L$11]" office:value-type="float" office:value="0.000088942426068131">
            <text:p>0.0001</text:p>
          </table:table-cell>
          <table:table-cell table:style-name="ce2" table:formula="of:=(1-EXP(-[.M$11]/[.$C29]))^[.M$11]" office:value-type="float" office:value="0.0000776802893331609">
            <text:p>0.0001</text:p>
          </table:table-cell>
          <table:table-cell table:style-name="ce2" table:formula="of:=(1-EXP(-[.N$11]/[.$C29]))^[.N$11]" office:value-type="float" office:value="0.0000711696268208882">
            <text:p>0.000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2" table:formula="of:=(1-EXP(-[.D$11]/[.$C30]))^[.D$11]" office:value-type="float" office:value="0.0082525518708119">
            <text:p>0.0083</text:p>
          </table:table-cell>
          <table:table-cell table:style-name="ce2" table:formula="of:=(1-EXP(-[.E$11]/[.$C30]))^[.E$11]" office:value-type="float" office:value="0.00235912244425737">
            <text:p>0.0024</text:p>
          </table:table-cell>
          <table:table-cell table:style-name="ce2" table:formula="of:=(1-EXP(-[.F$11]/[.$C30]))^[.F$11]" office:value-type="float" office:value="0.000904779173381382">
            <text:p>0.0009</text:p>
          </table:table-cell>
          <table:table-cell table:style-name="ce2" table:formula="of:=(1-EXP(-[.G$11]/[.$C30]))^[.G$11]" office:value-type="float" office:value="0.000426944719216298">
            <text:p>0.0004</text:p>
          </table:table-cell>
          <table:table-cell table:style-name="ce2" table:formula="of:=(1-EXP(-[.H$11]/[.$C30]))^[.H$11]" office:value-type="float" office:value="0.000235611482527218">
            <text:p>0.0002</text:p>
          </table:table-cell>
          <table:table-cell table:style-name="ce2" table:formula="of:=(1-EXP(-[.I$11]/[.$C30]))^[.I$11]" office:value-type="float" office:value="0.000147073920948681">
            <text:p>0.0001</text:p>
          </table:table-cell>
          <table:table-cell table:style-name="ce2" table:formula="of:=(1-EXP(-[.J$11]/[.$C30]))^[.J$11]" office:value-type="float" office:value="0.000101430151845836">
            <text:p>0.0001</text:p>
          </table:table-cell>
          <table:table-cell table:style-name="ce2" table:formula="of:=(1-EXP(-[.K$11]/[.$C30]))^[.K$11]" office:value-type="float" office:value="0.0000759466270875523">
            <text:p>0.0001</text:p>
          </table:table-cell>
          <table:table-cell table:style-name="ce2" table:formula="of:=(1-EXP(-[.L$11]/[.$C30]))^[.L$11]" office:value-type="float" office:value="0.0000609155859614678">
            <text:p>0.0001</text:p>
          </table:table-cell>
          <table:table-cell table:style-name="ce2" table:formula="of:=(1-EXP(-[.M$11]/[.$C30]))^[.M$11]" office:value-type="float" office:value="0.000051786470587936">
            <text:p>0.0001</text:p>
          </table:table-cell>
          <table:table-cell table:style-name="ce2" table:formula="of:=(1-EXP(-[.N$11]/[.$C30]))^[.N$11]" office:value-type="float" office:value="0.0000462644112286531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2" table:formula="of:=(1-EXP(-[.D$11]/[.$C31]))^[.D$11]" office:value-type="float" office:value="0.00755148551065587">
            <text:p>0.0076</text:p>
          </table:table-cell>
          <table:table-cell table:style-name="ce2" table:formula="of:=(1-EXP(-[.E$11]/[.$C31]))^[.E$11]" office:value-type="float" office:value="0.00207143861805454">
            <text:p>0.0021</text:p>
          </table:table-cell>
          <table:table-cell table:style-name="ce2" table:formula="of:=(1-EXP(-[.F$11]/[.$C31]))^[.F$11]" office:value-type="float" office:value="0.000763864143137569">
            <text:p>0.0008</text:p>
          </table:table-cell>
          <table:table-cell table:style-name="ce2" table:formula="of:=(1-EXP(-[.G$11]/[.$C31]))^[.G$11]" office:value-type="float" office:value="0.000347256057698263">
            <text:p>0.0003</text:p>
          </table:table-cell>
          <table:table-cell table:style-name="ce2" table:formula="of:=(1-EXP(-[.H$11]/[.$C31]))^[.H$11]" office:value-type="float" office:value="0.00018497383156257">
            <text:p>0.0002</text:p>
          </table:table-cell>
          <table:table-cell table:style-name="ce2" table:formula="of:=(1-EXP(-[.I$11]/[.$C31]))^[.I$11]" office:value-type="float" office:value="0.000111659206020775">
            <text:p>0.0001</text:p>
          </table:table-cell>
          <table:table-cell table:style-name="ce2" table:formula="of:=(1-EXP(-[.J$11]/[.$C31]))^[.J$11]" office:value-type="float" office:value="0.00007460342941199">
            <text:p>0.0001</text:p>
          </table:table-cell>
          <table:table-cell table:style-name="ce2" table:formula="of:=(1-EXP(-[.K$11]/[.$C31]))^[.K$11]" office:value-type="float" office:value="0.0000542125024663645">
            <text:p>0.0001</text:p>
          </table:table-cell>
          <table:table-cell table:style-name="ce2" table:formula="of:=(1-EXP(-[.L$11]/[.$C31]))^[.L$11]" office:value-type="float" office:value="0.000042273063929829">
            <text:p>0.0000</text:p>
          </table:table-cell>
          <table:table-cell table:style-name="ce2" table:formula="of:=(1-EXP(-[.M$11]/[.$C31]))^[.M$11]" office:value-type="float" office:value="0.0000349961177085854">
            <text:p>0.0000</text:p>
          </table:table-cell>
          <table:table-cell table:style-name="ce2" table:formula="of:=(1-EXP(-[.N$11]/[.$C31]))^[.N$11]" office:value-type="float" office:value="0.0000304945164172969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2" table:formula="of:=(1-EXP(-[.D$11]/[.$C32]))^[.D$11]" office:value-type="float" office:value="0.00693606607992513">
            <text:p>0.0069</text:p>
          </table:table-cell>
          <table:table-cell table:style-name="ce2" table:formula="of:=(1-EXP(-[.E$11]/[.$C32]))^[.E$11]" office:value-type="float" office:value="0.00182866039814311">
            <text:p>0.0018</text:p>
          </table:table-cell>
          <table:table-cell table:style-name="ce2" table:formula="of:=(1-EXP(-[.F$11]/[.$C32]))^[.F$11]" office:value-type="float" office:value="0.000649319401429129">
            <text:p>0.0006</text:p>
          </table:table-cell>
          <table:table-cell table:style-name="ce2" table:formula="of:=(1-EXP(-[.G$11]/[.$C32]))^[.G$11]" office:value-type="float" office:value="0.000284744567994607">
            <text:p>0.0003</text:p>
          </table:table-cell>
          <table:table-cell table:style-name="ce2" table:formula="of:=(1-EXP(-[.H$11]/[.$C32]))^[.H$11]" office:value-type="float" office:value="0.000146569098106761">
            <text:p>0.0001</text:p>
          </table:table-cell>
          <table:table-cell table:style-name="ce2" table:formula="of:=(1-EXP(-[.I$11]/[.$C32]))^[.I$11]" office:value-type="float" office:value="0.0000856440932347533">
            <text:p>0.0001</text:p>
          </table:table-cell>
          <table:table-cell table:style-name="ce2" table:formula="of:=(1-EXP(-[.J$11]/[.$C32]))^[.J$11]" office:value-type="float" office:value="0.0000554827353893171">
            <text:p>0.0001</text:p>
          </table:table-cell>
          <table:table-cell table:style-name="ce2" table:formula="of:=(1-EXP(-[.K$11]/[.$C32]))^[.K$11]" office:value-type="float" office:value="0.0000391562798981958">
            <text:p>0.0000</text:p>
          </table:table-cell>
          <table:table-cell table:style-name="ce2" table:formula="of:=(1-EXP(-[.L$11]/[.$C32]))^[.L$11]" office:value-type="float" office:value="0.0000297000147687967">
            <text:p>0.0000</text:p>
          </table:table-cell>
          <table:table-cell table:style-name="ce2" table:formula="of:=(1-EXP(-[.M$11]/[.$C32]))^[.M$11]" office:value-type="float" office:value="0.0000239537398175925">
            <text:p>0.0000</text:p>
          </table:table-cell>
          <table:table-cell table:style-name="ce2" table:formula="of:=(1-EXP(-[.N$11]/[.$C32]))^[.N$11]" office:value-type="float" office:value="0.0000203651156977626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2" table:formula="of:=(1-EXP(-[.D$11]/[.$C33]))^[.D$11]" office:value-type="float" office:value="0.00639289563196757">
            <text:p>0.0064</text:p>
          </table:table-cell>
          <table:table-cell table:style-name="ce2" table:formula="of:=(1-EXP(-[.E$11]/[.$C33]))^[.E$11]" office:value-type="float" office:value="0.0016223626694562">
            <text:p>0.0016</text:p>
          </table:table-cell>
          <table:table-cell table:style-name="ce2" table:formula="of:=(1-EXP(-[.F$11]/[.$C33]))^[.F$11]" office:value-type="float" office:value="0.000555444062337538">
            <text:p>0.0006</text:p>
          </table:table-cell>
          <table:table-cell table:style-name="ce2" table:formula="of:=(1-EXP(-[.G$11]/[.$C33]))^[.G$11]" office:value-type="float" office:value="0.00023524713790236">
            <text:p>0.0002</text:p>
          </table:table-cell>
          <table:table-cell table:style-name="ce2" table:formula="of:=(1-EXP(-[.H$11]/[.$C33]))^[.H$11]" office:value-type="float" office:value="0.000117138999702053">
            <text:p>0.0001</text:p>
          </table:table-cell>
          <table:table-cell table:style-name="ce2" table:formula="of:=(1-EXP(-[.I$11]/[.$C33]))^[.I$11]" office:value-type="float" office:value="0.0000663182956174984">
            <text:p>0.0001</text:p>
          </table:table-cell>
          <table:table-cell table:style-name="ce2" table:formula="of:=(1-EXP(-[.J$11]/[.$C33]))^[.J$11]" office:value-type="float" office:value="0.0000416908516200967">
            <text:p>0.0000</text:p>
          </table:table-cell>
          <table:table-cell table:style-name="ce2" table:formula="of:=(1-EXP(-[.K$11]/[.$C33]))^[.K$11]" office:value-type="float" office:value="0.0000285946602355208">
            <text:p>0.0000</text:p>
          </table:table-cell>
          <table:table-cell table:style-name="ce2" table:formula="of:=(1-EXP(-[.L$11]/[.$C33]))^[.L$11]" office:value-type="float" office:value="0.0000211095056949616">
            <text:p>0.0000</text:p>
          </table:table-cell>
          <table:table-cell table:style-name="ce2" table:formula="of:=(1-EXP(-[.M$11]/[.$C33]))^[.M$11]" office:value-type="float" office:value="0.0000165940953649889">
            <text:p>0.0000</text:p>
          </table:table-cell>
          <table:table-cell table:style-name="ce2" table:formula="of:=(1-EXP(-[.N$11]/[.$C33]))^[.N$11]" office:value-type="float" office:value="0.0000137698993474161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2" table:formula="of:=(1-EXP(-[.D$11]/[.$C34]))^[.D$11]" office:value-type="float" office:value="0.00591109619293978">
            <text:p>0.0059</text:p>
          </table:table-cell>
          <table:table-cell table:style-name="ce2" table:formula="of:=(1-EXP(-[.E$11]/[.$C34]))^[.E$11]" office:value-type="float" office:value="0.00144594697715663">
            <text:p>0.0014</text:p>
          </table:table-cell>
          <table:table-cell table:style-name="ce2" table:formula="of:=(1-EXP(-[.F$11]/[.$C34]))^[.F$11]" office:value-type="float" office:value="0.000477923395785341">
            <text:p>0.0005</text:p>
          </table:table-cell>
          <table:table-cell table:style-name="ce2" table:formula="of:=(1-EXP(-[.G$11]/[.$C34]))^[.G$11]" office:value-type="float" office:value="0.000195713440885024">
            <text:p>0.0002</text:p>
          </table:table-cell>
          <table:table-cell table:style-name="ce2" table:formula="of:=(1-EXP(-[.H$11]/[.$C34]))^[.H$11]" office:value-type="float" office:value="0.0000943683289488552">
            <text:p>0.0001</text:p>
          </table:table-cell>
          <table:table-cell table:style-name="ce2" table:formula="of:=(1-EXP(-[.I$11]/[.$C34]))^[.I$11]" office:value-type="float" office:value="0.0000518110047156156">
            <text:p>0.0001</text:p>
          </table:table-cell>
          <table:table-cell table:style-name="ce2" table:formula="of:=(1-EXP(-[.J$11]/[.$C34]))^[.J$11]" office:value-type="float" office:value="0.0000316310915263076">
            <text:p>0.0000</text:p>
          </table:table-cell>
          <table:table-cell table:style-name="ce2" table:formula="of:=(1-EXP(-[.K$11]/[.$C34]))^[.K$11]" office:value-type="float" office:value="0.0000210983945495903">
            <text:p>0.0000</text:p>
          </table:table-cell>
          <table:table-cell table:style-name="ce2" table:formula="of:=(1-EXP(-[.L$11]/[.$C34]))^[.L$11]" office:value-type="float" office:value="0.0000151678983225982">
            <text:p>0.0000</text:p>
          </table:table-cell>
          <table:table-cell table:style-name="ce2" table:formula="of:=(1-EXP(-[.M$11]/[.$C34]))^[.M$11]" office:value-type="float" office:value="0.0000116268270000135">
            <text:p>0.0000</text:p>
          </table:table-cell>
          <table:table-cell table:style-name="ce2" table:formula="of:=(1-EXP(-[.N$11]/[.$C34]))^[.N$11]" office:value-type="float" office:value="0.00000942023540720418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2" table:formula="of:=(1-EXP(-[.D$11]/[.$C35]))^[.D$11]" office:value-type="float" office:value="0.00548176187580931">
            <text:p>0.0055</text:p>
          </table:table-cell>
          <table:table-cell table:style-name="ce2" table:formula="of:=(1-EXP(-[.E$11]/[.$C35]))^[.E$11]" office:value-type="float" office:value="0.00129419596312317">
            <text:p>0.0013</text:p>
          </table:table-cell>
          <table:table-cell table:style-name="ce2" table:formula="of:=(1-EXP(-[.F$11]/[.$C35]))^[.F$11]" office:value-type="float" office:value="0.000413457007996945">
            <text:p>0.0004</text:p>
          </table:table-cell>
          <table:table-cell table:style-name="ce2" table:formula="of:=(1-EXP(-[.G$11]/[.$C35]))^[.G$11]" office:value-type="float" office:value="0.000163882623514423">
            <text:p>0.0002</text:p>
          </table:table-cell>
          <table:table-cell table:style-name="ce2" table:formula="of:=(1-EXP(-[.H$11]/[.$C35]))^[.H$11]" office:value-type="float" office:value="0.000076591657350845">
            <text:p>0.0001</text:p>
          </table:table-cell>
          <table:table-cell table:style-name="ce2" table:formula="of:=(1-EXP(-[.I$11]/[.$C35]))^[.I$11]" office:value-type="float" office:value="0.000040814071265495">
            <text:p>0.0000</text:p>
          </table:table-cell>
          <table:table-cell table:style-name="ce2" table:formula="of:=(1-EXP(-[.J$11]/[.$C35]))^[.J$11]" office:value-type="float" office:value="0.0000242165111935271">
            <text:p>0.0000</text:p>
          </table:table-cell>
          <table:table-cell table:style-name="ce2" table:formula="of:=(1-EXP(-[.K$11]/[.$C35]))^[.K$11]" office:value-type="float" office:value="0.0000157188283886284">
            <text:p>0.0000</text:p>
          </table:table-cell>
          <table:table-cell table:style-name="ce2" table:formula="of:=(1-EXP(-[.L$11]/[.$C35]))^[.L$11]" office:value-type="float" office:value="0.0000110108424081105">
            <text:p>0.0000</text:p>
          </table:table-cell>
          <table:table-cell table:style-name="ce2" table:formula="of:=(1-EXP(-[.M$11]/[.$C35]))^[.M$11]" office:value-type="float" office:value="0.00000823415291223264">
            <text:p>0.0000</text:p>
          </table:table-cell>
          <table:table-cell table:style-name="ce2" table:formula="of:=(1-EXP(-[.N$11]/[.$C35]))^[.N$11]" office:value-type="float" office:value="0.00000651639672352541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2" table:formula="of:=(1-EXP(-[.D$11]/[.$C36]))^[.D$11]" office:value-type="float" office:value="0.00509754504689807">
            <text:p>0.0051</text:p>
          </table:table-cell>
          <table:table-cell table:style-name="ce2" table:formula="of:=(1-EXP(-[.E$11]/[.$C36]))^[.E$11]" office:value-type="float" office:value="0.00116294773352555">
            <text:p>0.0012</text:p>
          </table:table-cell>
          <table:table-cell table:style-name="ce2" table:formula="of:=(1-EXP(-[.F$11]/[.$C36]))^[.F$11]" office:value-type="float" office:value="0.000359495461387245">
            <text:p>0.0004</text:p>
          </table:table-cell>
          <table:table-cell table:style-name="ce2" table:formula="of:=(1-EXP(-[.G$11]/[.$C36]))^[.G$11]" office:value-type="float" office:value="0.000138060953087401">
            <text:p>0.0001</text:p>
          </table:table-cell>
          <table:table-cell table:style-name="ce2" table:formula="of:=(1-EXP(-[.H$11]/[.$C36]))^[.H$11]" office:value-type="float" office:value="0.0000625971727347604">
            <text:p>0.0001</text:p>
          </table:table-cell>
          <table:table-cell table:style-name="ce2" table:formula="of:=(1-EXP(-[.I$11]/[.$C36]))^[.I$11]" office:value-type="float" office:value="0.0000324016595971161">
            <text:p>0.0000</text:p>
          </table:table-cell>
          <table:table-cell table:style-name="ce2" table:formula="of:=(1-EXP(-[.J$11]/[.$C36]))^[.J$11]" office:value-type="float" office:value="0.0000186977880432156">
            <text:p>0.0000</text:p>
          </table:table-cell>
          <table:table-cell table:style-name="ce2" table:formula="of:=(1-EXP(-[.K$11]/[.$C36]))^[.K$11]" office:value-type="float" office:value="0.0000118180510698114">
            <text:p>0.0000</text:p>
          </table:table-cell>
          <table:table-cell table:style-name="ce2" table:formula="of:=(1-EXP(-[.L$11]/[.$C36]))^[.L$11]" office:value-type="float" office:value="0.00000807063126807737">
            <text:p>0.0000</text:p>
          </table:table-cell>
          <table:table-cell table:style-name="ce2" table:formula="of:=(1-EXP(-[.M$11]/[.$C36]))^[.M$11]" office:value-type="float" office:value="0.00000589074146644435">
            <text:p>0.0000</text:p>
          </table:table-cell>
          <table:table-cell table:style-name="ce2" table:formula="of:=(1-EXP(-[.N$11]/[.$C36]))^[.N$11]" office:value-type="float" office:value="0.00000455526934106006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2" table:formula="of:=(1-EXP(-[.D$11]/[.$C37]))^[.D$11]" office:value-type="float" office:value="0.0047523403421361">
            <text:p>0.0048</text:p>
          </table:table-cell>
          <table:table-cell table:style-name="ce2" table:formula="of:=(1-EXP(-[.E$11]/[.$C37]))^[.E$11]" office:value-type="float" office:value="0.00104885504982278">
            <text:p>0.0010</text:p>
          </table:table-cell>
          <table:table-cell table:style-name="ce2" table:formula="of:=(1-EXP(-[.F$11]/[.$C37]))^[.F$11]" office:value-type="float" office:value="0.000314051334526027">
            <text:p>0.0003</text:p>
          </table:table-cell>
          <table:table-cell table:style-name="ce2" table:formula="of:=(1-EXP(-[.G$11]/[.$C37]))^[.G$11]" office:value-type="float" office:value="0.000116966844665161">
            <text:p>0.0001</text:p>
          </table:table-cell>
          <table:table-cell table:style-name="ce2" table:formula="of:=(1-EXP(-[.H$11]/[.$C37]))^[.H$11]" office:value-type="float" office:value="0.000051493643442918">
            <text:p>0.0001</text:p>
          </table:table-cell>
          <table:table-cell table:style-name="ce2" table:formula="of:=(1-EXP(-[.I$11]/[.$C37]))^[.I$11]" office:value-type="float" office:value="0.000025911055005893">
            <text:p>0.0000</text:p>
          </table:table-cell>
          <table:table-cell table:style-name="ce2" table:formula="of:=(1-EXP(-[.J$11]/[.$C37]))^[.J$11]" office:value-type="float" office:value="0.0000145521982494349">
            <text:p>0.0000</text:p>
          </table:table-cell>
          <table:table-cell table:style-name="ce2" table:formula="of:=(1-EXP(-[.K$11]/[.$C37]))^[.K$11]" office:value-type="float" office:value="0.00000896181623244338">
            <text:p>0.0000</text:p>
          </table:table-cell>
          <table:table-cell table:style-name="ce2" table:formula="of:=(1-EXP(-[.L$11]/[.$C37]))^[.L$11]" office:value-type="float" office:value="0.00000596967198819933">
            <text:p>0.0000</text:p>
          </table:table-cell>
          <table:table-cell table:style-name="ce2" table:formula="of:=(1-EXP(-[.M$11]/[.$C37]))^[.M$11]" office:value-type="float" office:value="0.00000425477369479825">
            <text:p>0.0000</text:p>
          </table:table-cell>
          <table:table-cell table:style-name="ce2" table:formula="of:=(1-EXP(-[.N$11]/[.$C37]))^[.N$11]" office:value-type="float" office:value="0.00000321621190035834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2" table:formula="of:=(1-EXP(-[.D$11]/[.$C38]))^[.D$11]" office:value-type="float" office:value="0.00444104096582338">
            <text:p>0.0044</text:p>
          </table:table-cell>
          <table:table-cell table:style-name="ce4" table:formula="of:=(1-EXP(-[.E$11]/[.$C38]))^[.E$11]" office:value-type="float" office:value="0.000949205286681136">
            <text:p>0.0009</text:p>
          </table:table-cell>
          <table:table-cell table:style-name="ce2" table:formula="of:=(1-EXP(-[.F$11]/[.$C38]))^[.F$11]" office:value-type="float" office:value="0.000275562080108462">
            <text:p>0.0003</text:p>
          </table:table-cell>
          <table:table-cell table:style-name="ce2" table:formula="of:=(1-EXP(-[.G$11]/[.$C38]))^[.G$11]" office:value-type="float" office:value="0.0000996214973554166">
            <text:p>0.0001</text:p>
          </table:table-cell>
          <table:table-cell table:style-name="ce2" table:formula="of:=(1-EXP(-[.H$11]/[.$C38]))^[.H$11]" office:value-type="float" office:value="0.0000426190130390066">
            <text:p>0.0000</text:p>
          </table:table-cell>
          <table:table-cell table:style-name="ce2" table:formula="of:=(1-EXP(-[.I$11]/[.$C38]))^[.I$11]" office:value-type="float" office:value="0.0000208628198503085">
            <text:p>0.0000</text:p>
          </table:table-cell>
          <table:table-cell table:style-name="ce2" table:formula="of:=(1-EXP(-[.J$11]/[.$C38]))^[.J$11]" office:value-type="float" office:value="0.0000114110083641249">
            <text:p>0.0000</text:p>
          </table:table-cell>
          <table:table-cell table:style-name="ce2" table:formula="of:=(1-EXP(-[.K$11]/[.$C38]))^[.K$11]" office:value-type="float" office:value="0.00000685108019512025">
            <text:p>0.0000</text:p>
          </table:table-cell>
          <table:table-cell table:style-name="ce2" table:formula="of:=(1-EXP(-[.L$11]/[.$C38]))^[.L$11]" office:value-type="float" office:value="0.00000445381240815115">
            <text:p>0.0000</text:p>
          </table:table-cell>
          <table:table-cell table:style-name="ce2" table:formula="of:=(1-EXP(-[.M$11]/[.$C38]))^[.M$11]" office:value-type="float" office:value="0.00000310111576160642">
            <text:p>0.0000</text:p>
          </table:table-cell>
          <table:table-cell table:style-name="ce2" table:formula="of:=(1-EXP(-[.N$11]/[.$C38]))^[.N$11]" office:value-type="float" office:value="0.00000229233812991967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2" table:formula="of:=(1-EXP(-[.D$11]/[.$C39]))^[.D$11]" office:value-type="float" office:value="0.00415934897971197">
            <text:p>0.0042</text:p>
          </table:table-cell>
          <table:table-cell table:style-name="ce2" table:formula="of:=(1-EXP(-[.E$11]/[.$C39]))^[.E$11]" office:value-type="float" office:value="0.000861784444348992">
            <text:p>0.0009</text:p>
          </table:table-cell>
          <table:table-cell table:style-name="ce2" table:formula="of:=(1-EXP(-[.F$11]/[.$C39]))^[.F$11]" office:value-type="float" office:value="0.000242789383576916">
            <text:p>0.0002</text:p>
          </table:table-cell>
          <table:table-cell table:style-name="ce2" table:formula="of:=(1-EXP(-[.G$11]/[.$C39]))^[.G$11]" office:value-type="float" office:value="0.000085270814369809">
            <text:p>0.0001</text:p>
          </table:table-cell>
          <table:table-cell table:style-name="ce2" table:formula="of:=(1-EXP(-[.H$11]/[.$C39]))^[.H$11]" office:value-type="float" office:value="0.0000354768280417451">
            <text:p>0.0000</text:p>
          </table:table-cell>
          <table:table-cell table:style-name="ce2" table:formula="of:=(1-EXP(-[.I$11]/[.$C39]))^[.I$11]" office:value-type="float" office:value="0.0000169066273213757">
            <text:p>0.0000</text:p>
          </table:table-cell>
          <table:table-cell table:style-name="ce2" table:formula="of:=(1-EXP(-[.J$11]/[.$C39]))^[.J$11]" office:value-type="float" office:value="0.00000901136757596043">
            <text:p>0.0000</text:p>
          </table:table-cell>
          <table:table-cell table:style-name="ce2" table:formula="of:=(1-EXP(-[.K$11]/[.$C39]))^[.K$11]" office:value-type="float" office:value="0.0000052776453543278">
            <text:p>0.0000</text:p>
          </table:table-cell>
          <table:table-cell table:style-name="ce2" table:formula="of:=(1-EXP(-[.L$11]/[.$C39]))^[.L$11]" office:value-type="float" office:value="0.00000335004744833147">
            <text:p>0.0000</text:p>
          </table:table-cell>
          <table:table-cell table:style-name="ce2" table:formula="of:=(1-EXP(-[.M$11]/[.$C39]))^[.M$11]" office:value-type="float" office:value="0.00000227976455774607">
            <text:p>0.0000</text:p>
          </table:table-cell>
          <table:table-cell table:style-name="ce2" table:formula="of:=(1-EXP(-[.N$11]/[.$C39]))^[.N$11]" office:value-type="float" office:value="0.00000164858175999074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2" table:formula="of:=(1-EXP(-[.D$11]/[.$C40]))^[.D$11]" office:value-type="float" office:value="0.0039036263364782">
            <text:p>0.0039</text:p>
          </table:table-cell>
          <table:table-cell table:style-name="ce2" table:formula="of:=(1-EXP(-[.E$11]/[.$C40]))^[.E$11]" office:value-type="float" office:value="0.000784773455497585">
            <text:p>0.0008</text:p>
          </table:table-cell>
          <table:table-cell table:style-name="ce2" table:formula="of:=(1-EXP(-[.F$11]/[.$C40]))^[.F$11]" office:value-type="float" office:value="0.000214744547541337">
            <text:p>0.0002</text:p>
          </table:table-cell>
          <table:table-cell table:style-name="ce2" table:formula="of:=(1-EXP(-[.G$11]/[.$C40]))^[.G$11]" office:value-type="float" office:value="0.0000733290479194973">
            <text:p>0.0001</text:p>
          </table:table-cell>
          <table:table-cell table:style-name="ce2" table:formula="of:=(1-EXP(-[.H$11]/[.$C40]))^[.H$11]" office:value-type="float" office:value="0.0000296915147938312">
            <text:p>0.0000</text:p>
          </table:table-cell>
          <table:table-cell table:style-name="ce2" table:formula="of:=(1-EXP(-[.I$11]/[.$C40]))^[.I$11]" office:value-type="float" office:value="0.0000137840749523609">
            <text:p>0.0000</text:p>
          </table:table-cell>
          <table:table-cell table:style-name="ce2" table:formula="of:=(1-EXP(-[.J$11]/[.$C40]))^[.J$11]" office:value-type="float" office:value="0.0000071640393876161">
            <text:p>0.0000</text:p>
          </table:table-cell>
          <table:table-cell table:style-name="ce2" table:formula="of:=(1-EXP(-[.K$11]/[.$C40]))^[.K$11]" office:value-type="float" office:value="0.00000409505779046211">
            <text:p>0.0000</text:p>
          </table:table-cell>
          <table:table-cell table:style-name="ce2" table:formula="of:=(1-EXP(-[.L$11]/[.$C40]))^[.L$11]" office:value-type="float" office:value="0.0000025393453083044">
            <text:p>0.0000</text:p>
          </table:table-cell>
          <table:table-cell table:style-name="ce2" table:formula="of:=(1-EXP(-[.M$11]/[.$C40]))^[.M$11]" office:value-type="float" office:value="0.00000168967289883595">
            <text:p>0.0000</text:p>
          </table:table-cell>
          <table:table-cell table:style-name="ce2" table:formula="of:=(1-EXP(-[.N$11]/[.$C40]))^[.N$11]" office:value-type="float" office:value="0.00000119577185379502">
            <text:p>0.00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2" table:formula="of:=(1-EXP(-[.D$11]/[.$C41]))^[.D$11]" office:value-type="float" office:value="0.00367077695764383">
            <text:p>0.0037</text:p>
          </table:table-cell>
          <table:table-cell table:style-name="ce2" table:formula="of:=(1-EXP(-[.E$11]/[.$C41]))^[.E$11]" office:value-type="float" office:value="0.000716668412091307">
            <text:p>0.0007</text:p>
          </table:table-cell>
          <table:table-cell table:style-name="ce2" table:formula="of:=(1-EXP(-[.F$11]/[.$C41]))^[.F$11]" office:value-type="float" office:value="0.000190632638792227">
            <text:p>0.0002</text:p>
          </table:table-cell>
          <table:table-cell table:style-name="ce2" table:formula="of:=(1-EXP(-[.G$11]/[.$C41]))^[.G$11]" office:value-type="float" office:value="0.0000633377067309552">
            <text:p>0.0001</text:p>
          </table:table-cell>
          <table:table-cell table:style-name="ce2" table:formula="of:=(1-EXP(-[.H$11]/[.$C41]))^[.H$11]" office:value-type="float" office:value="0.0000249765764971022">
            <text:p>0.0000</text:p>
          </table:table-cell>
          <table:table-cell table:style-name="ce2" table:formula="of:=(1-EXP(-[.I$11]/[.$C41]))^[.I$11]" office:value-type="float" office:value="0.0000113028671801229">
            <text:p>0.0000</text:p>
          </table:table-cell>
          <table:table-cell table:style-name="ce2" table:formula="of:=(1-EXP(-[.J$11]/[.$C41]))^[.J$11]" office:value-type="float" office:value="0.00000573150507709729">
            <text:p>0.0000</text:p>
          </table:table-cell>
          <table:table-cell table:style-name="ce2" table:formula="of:=(1-EXP(-[.K$11]/[.$C41]))^[.K$11]" office:value-type="float" office:value="0.00000319928448363889">
            <text:p>0.0000</text:p>
          </table:table-cell>
          <table:table-cell table:style-name="ce2" table:formula="of:=(1-EXP(-[.L$11]/[.$C41]))^[.L$11]" office:value-type="float" office:value="0.00000193897503622944">
            <text:p>0.0000</text:p>
          </table:table-cell>
          <table:table-cell table:style-name="ce2" table:formula="of:=(1-EXP(-[.M$11]/[.$C41]))^[.M$11]" office:value-type="float" office:value="0.00000126205825823087">
            <text:p>0.0000</text:p>
          </table:table-cell>
          <table:table-cell table:style-name="ce2" table:formula="of:=(1-EXP(-[.N$11]/[.$C41]))^[.N$11]" office:value-type="float" office:value="0.000000874406251913931">
            <text:p>0.0000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10/27/2020</text:date>, <text:time>08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0-10-27T08:18:31.98</meta:creation-date>
    <dc:date>2020-10-27T08:40:38.07</dc:date>
    <dc:creator>Mark Lehr</dc:creator>
    <meta:editing-duration>PT6M52S</meta:editing-duration>
    <meta:editing-cycles>1</meta:editing-cycles>
    <meta:document-statistic meta:table-count="1" meta:cell-count="365" meta:object-count="0"/>
    <meta:generator>OpenOffice/4.1.6$Win32 OpenOffice.org_project/416m1$Build-9790</meta:generator>
  </office:meta>
</office:document-meta>
</file>